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serif"/>
    <style:font-face style:name="Georgia" svg:font-family="Georgia, 'Times New Roman', Times, serif"/>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list-style-name="L1">
      <style:paragraph-properties fo:margin-left="0in" fo:margin-right="0in" fo:orphans="2" fo:widows="2" fo:text-indent="0in" style:auto-text-indent="false"/>
    </style:style>
    <style:style style:name="T1" style:family="text">
      <style:text-properties fo:font-variant="normal" fo:text-transform="none" fo:color="#000000" style:font-name="Arial1" fo:font-size="10pt" fo:letter-spacing="normal" fo:font-style="normal" style:text-underline-style="solid" style:text-underline-type="double" style:text-underline-width="auto" style:text-underline-color="font-color" fo:font-weight="normal" style:font-weight-asian="normal" style:font-weight-complex="normal"/>
    </style:style>
    <style:style style:name="T2" style:family="text">
      <style:text-properties fo:font-variant="normal" fo:text-transform="none" fo:color="#000000" style:font-name="Arial1" fo:font-size="10pt" fo:letter-spacing="normal" fo:font-style="normal" style:text-underline-style="none" fo:font-weight="normal" style:font-weight-asian="normal" style:font-weight-complex="normal"/>
    </style:style>
    <style:style style:name="T3" style:family="text">
      <style:text-properties fo:font-variant="normal" fo:text-transform="none" fo:color="#000000" style:font-name="Arial" fo:font-size="10.5pt" fo:letter-spacing="normal" fo:font-style="normal" style:text-underline-style="none" fo:font-weight="normal" style:font-size-asian="10.5pt" style:font-weight-asian="normal" style:font-size-complex="10.5pt" style:font-weight-complex="normal"/>
    </style:style>
    <style:style style:name="T4" style:family="text">
      <style:text-properties fo:font-variant="normal" fo:text-transform="none" fo:color="#000000" style:text-line-through-style="none" style:font-name="Arial" fo:font-size="10.5pt" fo:letter-spacing="normal" fo:font-style="normal" style:text-underline-style="none" fo:font-weight="normal" style:text-blinking="false" style:font-size-asian="10.5pt" style:font-weight-asian="normal" style:font-size-complex="10.5pt" style:font-weight-complex="normal"/>
    </style:style>
    <style:style style:name="T5" style:family="text">
      <style:text-properties fo:font-variant="normal" fo:text-transform="none" fo:color="#515151" style:font-name="Georgia" fo:font-size="7.80000019073486pt" fo:letter-spacing="normal" fo:font-style="normal" style:text-underline-style="none" fo:font-weight="normal" style:font-weight-asian="normal" style:font-weight-complex="normal"/>
    </style:style>
    <style:style style:name="T6" style:family="text">
      <style:text-properties fo:font-variant="normal" fo:text-transform="none" fo:color="#515151" style:font-name="Georgia" fo:font-size="10pt" fo:letter-spacing="normal" fo:font-style="normal" style:text-underline-style="none" fo:font-weight="normal" style:font-weight-asian="normal" style:font-weight-complex="normal"/>
    </style:style>
    <style:style style:name="T7" style:family="text">
      <style:text-properties fo:font-variant="normal" fo:text-transform="none" fo:color="#515151" style:font-name="Arial1" fo:font-size="10pt" fo:letter-spacing="normal" fo:font-style="normal" style:text-underline-style="none" fo:font-weight="normal" style:font-weight-asian="normal" style:font-weight-complex="normal"/>
    </style:style>
    <style:style style:name="T8" style:family="text">
      <style:text-properties fo:font-variant="normal" fo:text-transform="none" fo:color="#515151" style:font-name="Arial" fo:font-size="7.80000019073486pt" fo:letter-spacing="normal" fo:font-style="normal" style:text-underline-style="none" fo:font-weight="normal" style:font-weight-asian="normal" style:font-weight-complex="normal"/>
    </style:style>
    <style:style style:name="T9" style:family="text">
      <style:text-properties fo:font-variant="normal" fo:text-transform="none" fo:color="#515151" style:font-name="Arial" fo:font-size="10.5pt" fo:letter-spacing="normal" fo:font-style="normal" style:text-underline-style="none" fo:font-weight="normal" style:font-size-asian="10.5pt" style:font-weight-asian="normal" style:font-size-complex="10.5pt" style:font-weight-complex="normal"/>
    </style:style>
    <style:style style:name="T10" style:family="text">
      <style:text-properties fo:font-variant="normal" fo:text-transform="none" fo:color="#146e96" style:text-line-through-style="none" style:font-name="Georgia" fo:font-size="10pt" fo:letter-spacing="normal" fo:font-style="normal" style:text-underline-style="none" fo:font-weight="normal" style:text-blinking="false" style:font-weight-asian="normal" style:font-weight-complex="normal"/>
    </style:style>
    <style:style style:name="T11" style:family="text">
      <style:text-properties fo:font-variant="normal" fo:text-transform="none" fo:color="#146e96" style:text-line-through-style="none" style:font-name="Georgia" fo:font-size="7.80000019073486pt" fo:letter-spacing="normal" fo:font-style="normal" style:text-underline-style="none" fo:font-weight="normal" style:text-blinking="false" style:font-weight-asian="normal" style:font-weight-complex="normal"/>
    </style:style>
    <style:style style:name="T12" style:family="text">
      <style:text-properties fo:font-variant="normal" fo:text-transform="none" fo:color="#146e96" style:text-line-through-style="none" style:font-name="Arial" fo:font-size="7.80000019073486pt" fo:letter-spacing="normal" fo:font-style="normal" style:text-underline-style="none" fo:font-weight="normal" style:text-blinking="false" style:font-weight-asian="normal" style:font-weight-complex="normal"/>
    </style:style>
    <style:style style:name="T13" style:family="text">
      <style:text-properties fo:font-variant="normal" fo:text-transform="none" fo:color="#146e96" style:text-line-through-style="none" style:font-name="Arial" fo:font-size="10.5pt" fo:letter-spacing="normal" fo:font-style="normal" style:text-underline-style="none" fo:font-weight="normal" style:text-blinking="false" style:font-size-asian="10.5pt" style:font-weight-asian="normal" style:font-size-complex="10.5pt" style:font-weight-complex="normal"/>
    </style:style>
    <style:style style:name="T14" style:family="text">
      <style:text-properties fo:font-variant="normal" fo:text-transform="none" style:font-name="Arial" fo:font-size="10.5pt" fo:letter-spacing="normal" fo:font-style="normal" style:text-underline-style="none" fo:font-weight="normal" style:font-size-asian="10.5pt" style:font-weight-asian="normal" style:font-size-complex="10.5pt" style:font-weight-complex="normal"/>
    </style:style>
    <style:style style:name="T15" style:family="text">
      <style:text-properties fo:font-variant="normal" fo:text-transform="none" style:text-line-through-style="none" style:font-name="Arial" fo:font-size="10.5pt" fo:letter-spacing="normal" fo:font-style="normal" style:text-underline-style="none" fo:font-weight="normal" style:text-blinking="false" style:font-size-asian="10.5pt" style:font-weight-asian="normal" style:font-size-complex="10.5pt" style:font-weight-complex="normal"/>
    </style:style>
    <style:style style:name="T16" style:family="text">
      <style:text-properties fo:font-variant="normal" fo:text-transform="none" style:font-name="Arial1" fo:font-size="10pt" fo:letter-spacing="normal" fo:font-style="normal" style:text-underline-style="none" fo:font-weight="normal" style:font-weight-asian="normal" style:font-weight-complex="normal"/>
    </style:style>
    <style:style style:name="T17" style:family="text">
      <style:text-properties fo:font-variant="normal" fo:text-transform="none" fo:color="#800000" style:font-name="Arial" fo:font-size="10.5pt" fo:letter-spacing="normal" fo:font-style="normal" style:text-underline-style="none" fo:font-weight="normal" style:font-size-asian="10.5pt" style:font-weight-asian="normal" style:font-size-complex="10.5pt" style:font-weight-complex="normal"/>
    </style:style>
    <style:style style:name="T18" style:family="text">
      <style:text-properties fo:font-variant="normal" fo:text-transform="none" fo:color="#800000" style:text-line-through-style="none" style:font-name="Arial" fo:font-size="10.5pt" fo:letter-spacing="normal" fo:font-style="normal" style:text-underline-style="none" fo:font-weight="normal" style:text-blinking="false" style:font-size-asian="10.5pt" style:font-weight-asian="normal" style:font-size-complex="10.5pt" style:font-weight-complex="normal"/>
    </style:style>
    <style:style style:name="T19" style:family="text">
      <style:text-properties fo:font-variant="normal" fo:text-transform="none" fo:color="#800000" style:font-name="Arial1" fo:font-size="10pt" fo:letter-spacing="normal" fo:font-style="normal"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5">LP</text:span></text:span><text:span text:style-name="Strong_20_Emphasis"><text:span text:style-name="T6">®</text:span></text:span><text:span text:style-name="Strong_20_Emphasis"><text:span text:style-name="T7"> </text:span></text:span><text:span text:style-name="Strong_20_Emphasis"><text:span text:style-name="T5">SmartSide</text:span></text:span><text:span text:style-name="Strong_20_Emphasis"><text:span text:style-name="T6">®</text:span></text:span><text:span text:style-name="Strong_20_Emphasis"><text:span text:style-name="T7"> </text:span></text:span><text:span text:style-name="Strong_20_Emphasis"><text:span text:style-name="T5">products deliver all the warmth and beauty of traditional wood, plus the durability and workability of engineered wood. Our </text:span></text:span><text:a xlink:type="simple" xlink:href="http://www.lpcorp.com/LP_Products/Walls/SmartSide_Trim_and_Siding/How_Is_It_Made_/"><text:span text:style-name="Strong_20_Emphasis"><text:span text:style-name="T11">SmartGuard</text:span></text:span></text:a><text:a xlink:type="simple" xlink:href="http://www.lpcorp.com/LP_Products/Walls/SmartSide_Trim_and_Siding/How_Is_It_Made_/" office:target-frame-name="_blank" xlink:show="new"><text:span text:style-name="Strong_20_Emphasis"><text:span text:style-name="T10">®</text:span></text:span></text:a><text:span text:style-name="Strong_20_Emphasis"><text:span text:style-name="T6"> </text:span></text:span><text:span text:style-name="Strong_20_Emphasis"><text:span text:style-name="T5">manufacturing process actually improves upon nature, creating products that are engineered for strength, performance and protection against fungal decay and termites. The LP SmartSide family features </text:span></text:span><text:a xlink:type="simple" xlink:href="http://www.lpcorp.com/products/walls/smartside/collections"><text:span text:style-name="Strong_20_Emphasis"><text:span text:style-name="T11">four distinct product collections</text:span></text:span></text:a><text:span text:style-name="Strong_20_Emphasis"><text:span text:style-name="T5">, all backed by an industry-leading </text:span></text:span><text:a xlink:type="simple" xlink:href="http://www.lpcorp.com/Resources/Literature/SmartSide/Warranties/LP_SmartSide_Warranty_English/" office:target-frame-name="_blank" xlink:show="new"><text:span text:style-name="Strong_20_Emphasis"><text:span text:style-name="T11">5/50 Year Transferable Limited Warranty</text:span></text:span></text:a><text:span text:style-name="Strong_20_Emphasis"><text:span text:style-name="T2"> </text:span></text:span></text:p>
      <text:p text:style-name="P1"><text:span text:style-name="Strong_20_Emphasis"><text:span text:style-name="T2"/></text:span></text:p>
      <text:p text:style-name="P1"><text:span text:style-name="Strong_20_Emphasis"><text:span text:style-name="T2"/></text:span></text:p>
      <text:p text:style-name="P1"><text:span text:style-name="Strong_20_Emphasis"><text:span text:style-name="T2">How it is made </text:span></text:span></text:p>
      <text:p text:style-name="P1"><text:span text:style-name="Strong_20_Emphasis"><text:span text:style-name="T5">Our state-of-the-art SmartGuard</text:span></text:span><text:span text:style-name="Strong_20_Emphasis"><text:span text:style-name="T6">®</text:span></text:span><text:span text:style-name="Strong_20_Emphasis"><text:span text:style-name="T7"> </text:span></text:span><text:span text:style-name="Strong_20_Emphasis"><text:span text:style-name="T5">manufacturing process ensures that all LP</text:span></text:span><text:span text:style-name="Strong_20_Emphasis"><text:span text:style-name="T6">®</text:span></text:span><text:span text:style-name="Strong_20_Emphasis"><text:span text:style-name="T7"> </text:span></text:span><text:span text:style-name="Strong_20_Emphasis"><text:span text:style-name="T5">SmartSide</text:span></text:span><text:span text:style-name="Strong_20_Emphasis"><text:span text:style-name="T6">®</text:span></text:span><text:span text:style-name="Strong_20_Emphasis"><text:span text:style-name="T7"> </text:span></text:span><text:span text:style-name="Strong_20_Emphasis"><text:span text:style-name="T5">products deliver outstanding strength and durability. The process begins with either wood strands or wood fiber. A zinc borate compound is applied throughout the substrate to help protect against fungal decay and termites. Superior exterior-grade resins are used to create extremely strong bonds within the product. Having been tested in laboratory and real-world conditions for more than a decade, LP SmartSide products are proven to withstand extreme heat, cold, humidity and rainfall.</text:span></text:span><text:span text:style-name="Strong_20_Emphasis"><text:span text:style-name="T2"> </text:span></text:span></text:p>
      <text:p text:style-name="P1"><text:span text:style-name="Strong_20_Emphasis"><text:span text:style-name="T1"/></text:span></text:p>
      <text:p text:style-name="P1"><text:span text:style-name="Strong_20_Emphasis"><text:span text:style-name="T1">SmartSide Instead of Fiber Cement </text:span></text:span></text:p>
      <text:p text:style-name="P1"><text:span text:style-name="Strong_20_Emphasis"><text:span text:style-name="T5">LP</text:span></text:span><text:span text:style-name="Strong_20_Emphasis"><text:span text:style-name="T6">®</text:span></text:span><text:span text:style-name="Strong_20_Emphasis"><text:span text:style-name="T7"> </text:span></text:span><text:span text:style-name="Strong_20_Emphasis"><text:span text:style-name="T5">SmartSide</text:span></text:span><text:span text:style-name="Strong_20_Emphasis"><text:span text:style-name="T6">®</text:span></text:span><text:span text:style-name="Strong_20_Emphasis"><text:span text:style-name="T7"> </text:span></text:span><text:span text:style-name="Strong_20_Emphasis"><text:span text:style-name="T5">Trim &amp; Siding products offer multiple advantages over fiber cement. Unlike SmartSide, fiber cement products require special safety training, special gear to protect against airborne silica and specific cutting tools. LP SmartSide products are far less likely to break or crack than fiber cement. And LP SmartSide products are significantly lighter than fiber cement siding, which means quicker, easier installation. </text:span></text:span><text:span text:style-name="Strong_20_Emphasis"><text:span text:style-name="T2"><text:line-break/><text:line-break/></text:span></text:span><text:span text:style-name="Strong_20_Emphasis"><text:span text:style-name="T5">LP SmartSide products work and cut just like traditional wood, taking nails and screws with ease. They’re factory pre-primed to take paint, delivering optimal adhesion and consistent application. LP SmartSide products also deliver the beautiful, authentic look of real wood for unbeatable curb appeal. And our proprietary </text:span></text:span><text:a xlink:type="simple" xlink:href="http://www.lpcorp.com/smartside/how_is_it_made/"><text:span text:style-name="Strong_20_Emphasis"><text:span text:style-name="T11">SmartGuard</text:span></text:span></text:a><text:a xlink:type="simple" xlink:href="http://www.lpcorp.com/LP_Products/Walls/SmartSide_Trim_and_Siding/How_Is_It_Made_/" office:target-frame-name="_blank" xlink:show="new"><text:span text:style-name="Strong_20_Emphasis"><text:span text:style-name="T10">®</text:span></text:span></text:a><text:span text:style-name="Strong_20_Emphasis"><text:span text:style-name="T7"> </text:span></text:span><text:span text:style-name="Strong_20_Emphasis"><text:span text:style-name="T5">manufacturing process helps protect against termite damage and fungal decay. Speaking of protection, our 5/50-Year Limited Warranty provides a 5-year,100% labor and replacement feature and a </text:span></text:span><text:a xlink:type="simple" xlink:href="http://www.lpcorp.com/Resources/Literature/SmartSide/Warranties/LP_SmartSide_Warranty_English/%20" office:target-frame-name="_blank" xlink:show="new"><text:span text:style-name="Strong_20_Emphasis"><text:span text:style-name="T11">5/50 Year Prorated Limited Warranty</text:span></text:span></text:a><text:span text:style-name="Strong_20_Emphasis"><text:span text:style-name="T7"> </text:span></text:span><text:span text:style-name="Strong_20_Emphasis"><text:span text:style-name="T5">on the product. Compare LP SmartSide Trim &amp; Siding to fiber cement, and the difference is clear: LP SmartSide products are the smart choice.</text:span></text:span><text:span text:style-name="Strong_20_Emphasis"><text:span text:style-name="T2"> </text:span></text:span></text:p>
      <text:p text:style-name="P1"><text:span text:style-name="Strong_20_Emphasis"><text:span text:style-name="T2"/></text:span></text:p>
      <text:p text:style-name="P1"><text:span text:style-name="Strong_20_Emphasis"><text:span text:style-name="T2">SmartSide Instead of Traditional Wood <text:s/></text:span></text:span></text:p>
      <text:p text:style-name="P1"><text:span text:style-name="Strong_20_Emphasis"><text:span text:style-name="T5">LP</text:span></text:span><text:span text:style-name="Strong_20_Emphasis"><text:span text:style-name="T6">®</text:span></text:span><text:span text:style-name="Strong_20_Emphasis"><text:span text:style-name="T7"> </text:span></text:span><text:span text:style-name="Strong_20_Emphasis"><text:span text:style-name="T5">SmartSide</text:span></text:span><text:span text:style-name="Strong_20_Emphasis"><text:span text:style-name="T6">®</text:span></text:span><text:span text:style-name="Strong_20_Emphasis"><text:span text:style-name="T7"> </text:span></text:span><text:span text:style-name="Strong_20_Emphasis"><text:span text:style-name="T5">Trim &amp; Siding products deliver the beautiful, authentic look of real wood. But they offer multiple advantages over traditional wood trim and siding materials. They’re free of knots so you don’t waste time sorting through flawed pieces. And unlike traditional wood, LP SmartSide Trim &amp; Siding products resist cupping and warping. They’re factory pre-primed to take paint well, delivering optimal adhesion and consistent application. And our proprietary</text:span></text:span><text:a xlink:type="simple" xlink:href="http://www.lpcorp.com/smartside/how_is_it_made/"><text:span text:style-name="Strong_20_Emphasis"><text:span text:style-name="T11">SmartGuard</text:span></text:span></text:a><text:a xlink:type="simple" xlink:href="http://www.lpcorp.com/LP_Products/Walls/SmartSide_Trim_and_Siding/How_Is_It_Made_/" office:target-frame-name="_blank" xlink:show="new"><text:span text:style-name="Strong_20_Emphasis"><text:span text:style-name="T10">®</text:span></text:span></text:a><text:span text:style-name="Strong_20_Emphasis"><text:span text:style-name="T7"> </text:span></text:span><text:span text:style-name="Strong_20_Emphasis"><text:span text:style-name="T5">manufacturing process helps protect against termite damage and fungal decay. Here’s some more smart protection: our </text:span></text:span><text:a xlink:type="simple" xlink:href="http://www.lpcorp.com/Resources/Literature/SmartSide/Warranties/LP_SmartSide_Warranty_English/" office:target-frame-name="_blank" xlink:show="new"><text:span text:style-name="Strong_20_Emphasis"><text:span text:style-name="T11">5/50 Year Transferable Limited Warranty</text:span></text:span></text:a><text:span text:style-name="Strong_20_Emphasis"><text:span text:style-name="T7"> </text:span></text:span><text:span text:style-name="Strong_20_Emphasis"><text:span text:style-name="T5">provides a 5-year, 100% labor and replacement feature and a 5/50 Year Prorated Limited Warranty on the product. The difference is clear. LP SmartSide products are the smart choice.</text:span></text:span><text:span text:style-name="Strong_20_Emphasis"><text:span text:style-name="T2"> </text:span></text:span></text:p>
      <text:p text:style-name="P1"><text:span text:style-name="Strong_20_Emphasis"><text:span text:style-name="T2"/></text:span></text:p>
      <text:list xml:id="list35438431" text:style-name="L1">
        <text:list-item>
          <text:p text:style-name="P2"><text:span text:style-name="Strong_20_Emphasis"><text:span text:style-name="T5">LP</text:span></text:span><text:span text:style-name="Strong_20_Emphasis"><text:span text:style-name="T6">®</text:span></text:span><text:span text:style-name="Strong_20_Emphasis"><text:span text:style-name="T7"> </text:span></text:span><text:span text:style-name="Strong_20_Emphasis"><text:span text:style-name="T5">SmartSide</text:span></text:span><text:span text:style-name="Strong_20_Emphasis"><text:span text:style-name="T6">®</text:span></text:span><text:span text:style-name="Strong_20_Emphasis"><text:span text:style-name="T7"> </text:span></text:span><text:span text:style-name="Strong_20_Emphasis"><text:span text:style-name="T5">products deliver <text:s/>beautiful, authentic <text:s/>look of real wood all the warmth and beauty of traditional wood, plus the durability and workability of engineered wood. </text:span></text:span><text:span text:style-name="Strong_20_Emphasis"><text:span text:style-name="T2">Exterior Siding – an innovative new siding material Is Simply beautiful with great custom look of Wood but without the costly and time consuming maintenance of wood</text:span></text:span></text:p>
        </text:list-item>
        <text:list-item>
          <text:p text:style-name="P2"><text:span text:style-name="Strong_20_Emphasis"><text:span text:style-name="T5"><text:s/>A zinc borate compound is applied throughout the substrate to help protect against fungal decay and termites. Superior exterior-grade resins are used to create extremely strong bonds within the product</text:span></text:span></text:p>
        </text:list-item>
        <text:list-item>
          <text:p text:style-name="P2"><text:span text:style-name="Strong_20_Emphasis"><text:span text:style-name="T2">Heavy maintenance and frequent upkeep that Cedar siding can require over time</text:span></text:span></text:p>
        </text:list-item>
        <text:list-item>
          <text:p text:style-name="P2"><text:span text:style-name="Strong_20_Emphasis"><text:span text:style-name="T2">Quality Home Siding can be a great return on investment when it comes to home improvement value</text:span></text:span></text:p>
        </text:list-item>
        <text:list-item>
          <text:p text:style-name="P2"><text:span text:style-name="Strong_20_Emphasis"><text:span text:style-name="T2">Not a traditional vinyl or fiber cement siding </text:span></text:span></text:p>
        </text:list-item>
        <text:list-item>
          <text:p text:style-name="P2"><text:span text:style-name="Strong_20_Emphasis"><text:span text:style-name="T2">Siding by LP SmartSide is designed to give home a warm natural look of natural cedar while providing strength, protection and performance that homes requires against rot, decay and termite </text:span></text:span></text:p>
        </text:list-item>
        <text:list-item>
          <text:p text:style-name="P2"><text:span text:style-name="Strong_20_Emphasis"><text:span text:style-name="T2">Available in either cedar wood grain or smooth textures. <text:s/></text:span></text:span></text:p>
        </text:list-item>
        <text:list-item>
          <text:p text:style-name="P2"><text:span text:style-name="Strong_20_Emphasis"><text:span text:style-name="T2">Perfect compliment to other design elements like brick, stone or stucco.</text:span></text:span></text:p>
        </text:list-item>
        <text:list-item>
          <text:p text:style-name="P2"><text:span text:style-name="Strong_20_Emphasis"><text:span text:style-name="T2">Treated and engineered making it very consistent, furthermore less waste on the job sight.</text:span></text:span></text:p>
        </text:list-item>
        <text:list-item>
          <text:p text:style-name="P2"><text:span text:style-name="Strong_20_Emphasis"><text:span text:style-name="T2">The engineering makes it very tough and durable – resistant to hail damage </text:span></text:span></text:p>
        </text:list-item>
        <text:list-item>
          <text:p text:style-name="P2"><text:soft-page-break/><text:span text:style-name="Strong_20_Emphasis"><text:span text:style-name="T3"><text:s/>Backed by an industry-leading </text:span></text:span><text:a xlink:type="simple" xlink:href="http://www.lpcorp.com/Resources/Literature/SmartSide/Warranties/LP_SmartSide_Warranty_English/" office:target-frame-name="_blank" xlink:show="new"><text:span text:style-name="Strong_20_Emphasis"><text:span text:style-name="T4">5/50 Year Transferable Limited Warranty</text:span></text:span></text:a><text:span text:style-name="Strong_20_Emphasis"><text:span text:style-name="T2"> <text:s/></text:span></text:span><text:span text:style-name="Strong_20_Emphasis"><text:span text:style-name="T5">provides a 5-year,100% labor and replacement feature <text:s text:c="2"/>a </text:span></text:span><text:a xlink:type="simple" xlink:href="http://www.lpcorp.com/Resources/Literature/SmartSide/Warranties/LP_SmartSide_Warranty_English/%20" office:target-frame-name="_blank" xlink:show="new"><text:span text:style-name="Strong_20_Emphasis"><text:span text:style-name="T11">5/50 Year Prorated Limited Warranty</text:span></text:span></text:a></text:p>
        </text:list-item>
        <text:list-item>
          <text:p text:style-name="P2"><text:span text:style-name="Strong_20_Emphasis"><text:span text:style-name="T2"><text:s text:c="2"/></text:span></text:span><text:a xlink:type="simple" xlink:href="http://www.youtube.com/watch?v=4k_v1qyBSmY&amp;feature=related"><text:span text:style-name="Strong_20_Emphasis">http://www.youtube.com/watch?v=4k_v1qyBSmY&amp;feature=related</text:span></text:a><text:span text:style-name="Strong_20_Emphasis"><text:span text:style-name="T2"> </text:span></text:span></text:p>
        </text:list-item>
      </text:list>
      <text:p text:style-name="P1"><text:span text:style-name="Strong_20_Emphasis"><text:span text:style-name="T2"/></text:span></text:p>
      <text:p text:style-name="P1"><text:a xlink:type="simple" xlink:href="http://www.youtube.com/watch?v=hPm4tMMLpA4"><text:span text:style-name="Strong_20_Emphasis">http://www.youtube.com/watch?v=hPm4tMMLpA4</text:span></text:a><text:span text:style-name="Strong_20_Emphasis"><text:span text:style-name="T2"> </text:span></text:span></text:p>
      <text:p text:style-name="P1"><text:span text:style-name="Strong_20_Emphasis"><text:span text:style-name="T2">Also Include a You Tube Video on Smart Side</text:span></text:span></text:p>
      <text:p text:style-name="P1"><text:span text:style-name="Strong_20_Emphasis"><text:span text:style-name="T2"/></text:span></text:p>
      <text:p text:style-name="P1"><text:span text:style-name="Strong_20_Emphasis"><text:span text:style-name="T2">Also include Vinyl Siding Options </text:span></text:span></text:p>
      <text:p text:style-name="P1"><text:span text:style-name="Strong_20_Emphasis"><text:span text:style-name="T2"/></text:span></text:p>
      <text:p text:style-name="P1"><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Georgia" svg:font-family="Georgia, 'Times New Roman', Times, serif"/>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1T12:00:47.70</meta:creation-date>
    <dc:date>2011-11-01T17:31:02.77</dc:date>
    <meta:editing-duration>PT5H29M56S</meta:editing-duration>
    <meta:editing-cycles>37</meta:editing-cycles>
    <meta:generator>OpenOffice.org/3.3$Win32 OpenOffice.org_project/330m20$Build-9567</meta:generator>
    <meta:document-statistic meta:table-count="0" meta:image-count="0" meta:object-count="0" meta:page-count="2" meta:paragraph-count="22" meta:word-count="689" meta:character-count="4689"/>
  </office:meta>
</office:document-meta>
</file>